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3ce" officeooo:paragraph-rsid="0004b3ce"/>
    </style:style>
    <style:style style:name="P2" style:family="paragraph" style:parent-style-name="Standard">
      <style:text-properties officeooo:rsid="0004b3ce" officeooo:paragraph-rsid="0008c6b9"/>
    </style:style>
    <style:style style:name="P3" style:family="paragraph" style:parent-style-name="Standard">
      <style:text-properties fo:color="#ff3333" officeooo:rsid="0004b3ce" officeooo:paragraph-rsid="0004b3ce"/>
    </style:style>
    <style:style style:name="P4" style:family="paragraph" style:parent-style-name="Standard">
      <style:text-properties fo:color="#ff3333" officeooo:rsid="0004b3ce" officeooo:paragraph-rsid="001c3932"/>
    </style:style>
    <style:style style:name="P5" style:family="paragraph" style:parent-style-name="Standard">
      <style:text-properties fo:color="#ff3333" officeooo:paragraph-rsid="001d3420"/>
    </style:style>
    <style:style style:name="P6" style:family="paragraph" style:parent-style-name="Standard">
      <style:text-properties fo:color="#ff3333" officeooo:rsid="00089123" officeooo:paragraph-rsid="001d3420"/>
    </style:style>
    <style:style style:name="P7" style:family="paragraph" style:parent-style-name="Standard">
      <style:text-properties fo:color="#ff3333" officeooo:paragraph-rsid="001e98f9"/>
    </style:style>
    <style:style style:name="P8" style:family="paragraph" style:parent-style-name="Standard">
      <style:text-properties officeooo:rsid="00089123" officeooo:paragraph-rsid="0004b3ce"/>
    </style:style>
    <style:style style:name="P9" style:family="paragraph" style:parent-style-name="Standard">
      <style:text-properties officeooo:rsid="00089123" officeooo:paragraph-rsid="001d3420"/>
    </style:style>
    <style:style style:name="P10" style:family="paragraph" style:parent-style-name="Standard">
      <style:text-properties officeooo:rsid="00185cb3" officeooo:paragraph-rsid="00185cb3"/>
    </style:style>
    <style:style style:name="P11" style:family="paragraph" style:parent-style-name="Standard">
      <style:text-properties officeooo:rsid="001c3932" officeooo:paragraph-rsid="001c3932"/>
    </style:style>
    <style:style style:name="P12" style:family="paragraph" style:parent-style-name="Standard">
      <style:text-properties fo:color="#ff0000" officeooo:paragraph-rsid="001c3932"/>
    </style:style>
    <style:style style:name="P13" style:family="paragraph" style:parent-style-name="Standard">
      <style:text-properties officeooo:paragraph-rsid="001d3420"/>
    </style:style>
    <style:style style:name="P14" style:family="paragraph" style:parent-style-name="Standard">
      <style:paragraph-properties fo:background-color="transparent">
        <style:background-image/>
      </style:paragraph-properties>
      <style:text-properties officeooo:rsid="0004b3ce" officeooo:paragraph-rsid="001d3420"/>
    </style:style>
    <style:style style:name="P15" style:family="paragraph" style:parent-style-name="Standard">
      <style:text-properties fo:color="#000000" officeooo:rsid="0004b3ce" officeooo:paragraph-rsid="0004b3ce"/>
    </style:style>
    <style:style style:name="T1" style:family="text">
      <style:text-properties fo:color="#ff3333"/>
    </style:style>
    <style:style style:name="T2" style:family="text">
      <style:text-properties fo:color="#ff3333" fo:background-color="transparent" loext:char-shading-value="0"/>
    </style:style>
    <style:style style:name="T3" style:family="text">
      <style:text-properties fo:color="#ff3333" fo:font-style="italic" style:font-style-asian="italic" style:font-style-complex="italic"/>
    </style:style>
    <style:style style:name="T4" style:family="text">
      <style:text-properties officeooo:rsid="00185cb3"/>
    </style:style>
    <style:style style:name="T5" style:family="text">
      <style:text-properties officeooo:rsid="00194e7c"/>
    </style:style>
    <style:style style:name="T6" style:family="text">
      <style:text-properties officeooo:rsid="001c3932"/>
    </style:style>
    <style:style style:name="T7" style:family="text">
      <style:text-properties officeooo:rsid="0004b3ce"/>
    </style:style>
    <style:style style:name="T8" style:family="text">
      <style:text-properties fo:font-style="italic" style:font-style-asian="italic" style:font-style-complex="italic"/>
    </style:style>
    <style:style style:name="T9" style:family="text">
      <style:text-properties fo:font-style="italic" officeooo:rsid="0004b3ce" style:font-style-asian="italic" style:font-style-complex="italic"/>
    </style:style>
    <style:style style:name="T10" style:family="text">
      <style:text-properties fo:font-style="italic" officeooo:rsid="001e98f9" style:font-style-asian="italic" style:font-style-complex="italic"/>
    </style:style>
    <style:style style:name="T11" style:family="text">
      <style:text-properties fo:background-color="transparent" loext:char-shading-value="0"/>
    </style:style>
    <style:style style:name="T12" style:family="text">
      <style:text-properties officeooo:rsid="00208d36" fo:background-color="transparent" loext:char-shading-value="0"/>
    </style:style>
    <style:style style:name="T13" style:family="text">
      <style:text-properties officeooo:rsid="001e98f9"/>
    </style:style>
    <style:style style:name="T14" style:family="text">
      <style:text-properties officeooo:rsid="00208d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Allison, dear editors and dear reviewers, </text:p>
      <text:p text:style-name="P1"/>
      <text:p text:style-name="P11">we do appreaciate useful comments made by the reviewers.</text:p>
      <text:p text:style-name="P1"/>
      <text:p text:style-name="P1"><text:span text:style-name="T6">Here, </text:span>we submit a revised version of our manuscript "BRAKER1: Unsupervised RNA-Seq-Based Genome Annotation with GeneMark-ET and AUGUSTUS" for your consideration. </text:p>
      <text:p text:style-name="P1"/>
      <text:p text:style-name="P1"><text:span text:style-name="T4">Below, you find</text:span> our point-by-point answers to the reviewers'<text:span text:style-name="T6"> critical comments.</text:span></text:p>
      <text:p text:style-name="P1"/>
      <text:p text:style-name="P10">Sincerely <text:span text:style-name="T5">y</text:span>ours,</text:p>
      <text:p text:style-name="P10"/>
      <text:p text:style-name="P10">Katharina Hoff</text:p>
      <text:p text:style-name="P1"/>
      <text:p text:style-name="P1">Reviewer: 1 </text:p>
      <text:p text:style-name="P1"/>
      <text:p text:style-name="P15">"Although the manuscript is brief, I found it very surprising that not a single table or figure was included in the main article to indicate the accuracy of BRAKER1 in comparison to alternative methods. All specifics are included in the supplementary materials, even though the supp. materials indicate that Table 1 was to appear in the main manuscript." </text:p>
      <text:p text:style-name="P1"/>
      <text:p text:style-name="P3">We absolutely agree with you. We have now included Table 1 in the main manuscript. This <text:span text:style-name="T6">change </text:span>results in <text:span text:style-name="T6">running over the page limit for Application Notes. </text:span>However, we kindly ask the editors to accept this <text:span text:style-name="T6">change.</text:span></text:p>
      <text:p text:style-name="P1"/>
      <text:p text:style-name="P15">"Another aspect of the results that I found to be bizarre was that the results separately reported for Augustus (supp. table 1.2) are identical to those reported for Braker1 (supp. table 1.1). It would seem, Braker1 represents a rather straightforward way of running Augustus." </text:p>
      <text:p text:style-name="P1"/>
      <text:p text:style-name="P4">We have changed the Supplementary Tables to <text:span text:style-name="T14">make clearer that the final calls of BRAKER1 are AUGUSTUS predictions. Now, there are no duplicated reports of the same numbers. </text:span></text:p>
      <text:p text:style-name="P1"/>
      <text:p text:style-name="P15">"The work fails to clearly demonstrate the value of RNA-Seq for improving gene prediction accuracy. Ideally, the authors would provide the accuracy statistics for each of the following (note each of these tools is run by the authors as part of their current work, but results are not in all cases reported as part of this study): 1. SNAP, 2. Augustus without rna-seq hints, 3. GenMark-ET without rna-seq hints, 4. Augustus with rna-seq hints, 5. GeneMark-ET with rna-seq hints, 6. Maker, and 7. Braker1. Such a progression should demonstrate the clear added value of RNA-Seq data to providing hints and improving accuracy as compared to ab initio gene prediction without such hints (as previously published). Also, Maker and Braker, if both providing added value in their respective implementations, should be providing improved accuracy statistics as compared to the individual tools providing the input. Otherwise, one would be better off more simply running one of the input predictors alone with or without rna-seq data." </text:p>
      <text:p text:style-name="P1"/>
      <text:p text:style-name="P12">In our updated Supplementary Tables 1.1 – 1.3 we have shown accuracy for <text:span text:style-name="T7">1. SNAP, 2. Augustus without RNA-Seq hints (same as </text:span><text:span text:style-name="T9">ab initio</text:span><text:span text:style-name="T7"> AUGUSTUS), 3. GeneMark-ET without RNA-Seq hints (same as GeneMark-ES, self-trained tool not using RNA-Seq information), <text:line-break/>4. Augustus with RNA-Seq hints, 5. GeneMark-ET with RNA-seq hints (there might be some confusion <text:s/>in GeneMark-ET –the RNA-seq data is used only in training, thus we assume that ‘GeneMark-ET with rna-seq hints’ is the same as GeneMark-ET), <text:line-break/>6. MAKER2, and 7. BRAKER1. </text:span></text:p>
      <text:p text:style-name="P1"/>
      <text:p text:style-name="P13"><text:span text:style-name="T1">Supplementary Table 1.3 shows </text:span><text:span text:style-name="T3">ab initio</text:span><text:span text:style-name="T1"> gene prediction results of SNAP, AUGUSTUS and </text:span><text:soft-page-break/><text:span text:style-name="T1">GeneMark-ES in context with MAKER2. This means, SNAP and AUGUSTUS were trained using intermediate MAKER2 results. </text:span><text:span text:style-name="Default_20_Paragraph_20_Font"><text:span text:style-name="T2">Comparison of these results with Table 1 (main manuscript) demonstrate a clear gain in accuracy when predictions of all the three gene finders are combined and RNA-Seq and repeat masking are added by MAKER2.</text:span></text:span></text:p>
      <text:p text:style-name="P13"/>
      <text:p text:style-name="P5">We have added Supplementary Table 1.4 that shows <text:span text:style-name="T8">ab initio</text:span> gene prediction results of AUGUSTUS trained by experts (parameters are distributed via the AUGUSTUS release) and <text:span text:style-name="T8">ab initio</text:span> prediction results of AUGUSTUS trained fully automatically by BRAKER1. </text:p>
      <text:p text:style-name="P14"><text:span text:style-name="Default_20_Paragraph_20_Font"><text:span text:style-name="T2">In comparison with Table 1 (main manuscript), these results demonstrate a clear gain in accuracy when RNA-Seq information is added by BRAKER1.</text:span></text:span></text:p>
      <text:p text:style-name="P1"/>
      <text:p text:style-name="P1">Reviewer: 2 </text:p>
      <text:p text:style-name="P1"/>
      <text:p text:style-name="P1">Comments to the Author </text:p>
      <text:p text:style-name="P15">“The manuscript describes a pipeline combining two genome annotation tools for a fully automated RNA-Seq based genome annotation. This is a very important task since till now genome annotation is often still performed by few expert groups in the field in a semi-automated manner, and thus </text:p>
      <text:p text:style-name="P15">poses a major bottleneck for the analysis of newly sequenced genomes. </text:p>
      <text:p text:style-name="P15"/>
      <text:p text:style-name="P15">The proposed pipeline may not be the be all and end all of RNA-Seq based genome annotation. It would be more desirable to integrate the two concepts in a single statistical framework. However, to make such an integration work robustly and reliably in practice across a range of species is an substantial effort or which other people may benefit. Moreover, the total runtime of 17 CPU hours seems favourable." </text:p>
      <text:p text:style-name="P1"/>
      <text:p text:style-name="P1">Minor: </text:p>
      <text:p text:style-name="P1"/>
      <text:p text:style-name="P15">"Some hints on which parameters of the genome/RNA-Seq data mainly dominate the runtime would be interesting." </text:p>
      <text:p text:style-name="P8"/>
      <text:p text:style-name="P6"><text:span text:style-name="Default_20_Paragraph_20_Font"><text:span text:style-name="T11">The main factor that dominates runtime is the genome size; the pipeline runtime scales linearly with the genome size. </text:span></text:span><text:span text:style-name="Default_20_Paragraph_20_Font"><text:span text:style-name="T12">The m</text:span></text:span><text:span text:style-name="Default_20_Paragraph_20_Font"><text:span text:style-name="T11">ain modules of BRAKER1 c</text:span></text:span><text:span text:style-name="Default_20_Paragraph_20_Font"><text:span text:style-name="T12">an</text:span></text:span><text:span text:style-name="Default_20_Paragraph_20_Font"><text:span text:style-name="T11"> be run in parallel. The time-consuming alignment of RNA-Seq reads against the genome was not counted to the runtime of BRAKER1; the alignment is an input to BRAKER1. <text:line-break/>It is highly likely that users have already aligned the RNA-Seq data to genome by means of their favorite short read aligner. </text:span></text:span></text:p>
      <text:p text:style-name="P9"><text:span text:style-name="Default_20_Paragraph_20_Font"><text:span text:style-name="T2">The runtime increases when more alternative splicing is represented within the RNA-Seq alignments by a factor that is roughly the number of predicted alternative transcripts per gene.</text:span></text:span></text:p>
      <text:p text:style-name="P2"/>
      <text:p text:style-name="P15">"It would have been interesting to understand why GeneMark-ET outperformed Augustus for the yeast dataset. Some comments in the supplement would be sufficient in my opinion, since the overall usefulness of the pipeline is sufficiently supported." </text:p>
      <text:p text:style-name="P1"/>
      <text:p text:style-name="P7"><text:span text:style-name="T13">We added an explanation to Supplementary Materials: “On the fungus </text:span><text:span text:style-name="T10">S. pombe</text:span><text:span text:style-name="T13">, GeneMark-ET is superior to the current version of BRAKER1. This is likely to be related to special features in intron splicing mechanism in fungal genomes where the branch point site plays a larger role in splicing than in other species. On the other hand, the acceptor site in fungi plays a smaller role in intron recognition mechanism and carries less signal information. GeneMark-ET has special models to accomodate fungal gene organization, therefore, it delivers accuracy that is difficult to exceed even with use of RNA-Seq information in the prediction step. However, in future versions of BRAKER1 with AUGUSTUS adapting such a model we expect to see the same pattern of improving accuracy with respect to pure </text:span><text:span text:style-name="T10">ab initio </text:span><text:span text:style-name="T13">predictions made by GeneMar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6:17:00.900281867</meta:creation-date>
    <dc:date>2015-09-30T13:32:20.844835875</dc:date>
    <meta:editing-duration>PT9H53M34S</meta:editing-duration>
    <meta:editing-cycles>23</meta:editing-cycles>
    <meta:generator>LibreOffice/4.2.8.2$Linux_X86_64 LibreOffice_project/420m0$Build-2</meta:generator>
    <meta:document-statistic meta:table-count="0" meta:image-count="0" meta:object-count="0" meta:page-count="2" meta:paragraph-count="27" meta:word-count="1008" meta:character-count="6388" meta:non-whitespace-character-count="5384"/>
  </office:meta>
</office:document-meta>
</file>